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a" fo:country="DK" fo:font-weight="bold" officeooo:rsid="000ffc97" officeooo:paragraph-rsid="000ffc97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da" fo:country="DK" fo:font-weight="bold" officeooo:rsid="000ffc97" officeooo:paragraph-rsid="0012c5f6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da" fo:country="DK" fo:font-weight="bold" officeooo:rsid="000ffc97" officeooo:paragraph-rsid="0013444e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da" fo:country="DK" officeooo:rsid="000ffc97" officeooo:paragraph-rsid="000ffc97" style:language-asian="zxx" style:country-asian="none" style:language-complex="zxx" style:country-complex="none"/>
    </style:style>
    <style:style style:name="P5" style:family="paragraph" style:parent-style-name="Standard">
      <style:text-properties fo:language="da" fo:country="DK" fo:font-weight="normal" officeooo:rsid="000ffc97" officeooo:paragraph-rsid="000ffc97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da" fo:country="DK" fo:font-weight="normal" officeooo:rsid="000ffc97" officeooo:paragraph-rsid="0012c5f6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da" fo:country="DK" fo:font-weight="normal" officeooo:rsid="000ffc97" officeooo:paragraph-rsid="0013444e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1054fe"/>
    </style:style>
    <style:style style:name="T2" style:family="text">
      <style:text-properties officeooo:rsid="0012c5f6"/>
    </style:style>
    <style:style style:name="T3" style:family="text">
      <style:text-properties officeooo:rsid="001344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ne:</text:p>
      <text:p text:style-name="P4">Test af arduino og rfid-læser</text:p>
      <text:p text:style-name="P1">Kvalitetsattributer:</text:p>
      <text:p text:style-name="P5">Reliability, Security, Efficiency</text:p>
      <text:p text:style-name="P1">Spike beskrivelse:</text:p>
      <text:p text:style-name="P5">Vi vil gerne undersøge hvordan arduino og rfid-læser kan kommunikere via API. Der skal udføres små test/prototyper for at sikre denne funktionalitet.</text:p>
      <text:p text:style-name="P5"/>
      <text:p text:style-name="P1">Emne:</text:p>
      <text:p text:style-name="P5">Test af kort</text:p>
      <text:p text:style-name="P1">Kvalitetsattributer:</text:p>
      <text:p text:style-name="P5">Reliability</text:p>
      <text:p text:style-name="P1">Spike beskrivelse:</text:p>
      <text:p text:style-name="P5">Vi skal undersøge hvilke data vi kan/<text:span text:style-name="T1">vil</text:span> hente og skrive på kortet</text:p>
      <text:p text:style-name="P5"/>
      <text:p text:style-name="P1">Emne</text:p>
      <text:p text:style-name="P5">Overvejelser omkring kryptering</text:p>
      <text:p text:style-name="P1">Kvalitetsattributer:</text:p>
      <text:p text:style-name="P5">Security</text:p>
      <text:p text:style-name="P1">Spike beskrivelse:</text:p>
      <text:p text:style-name="P5">Vi skal bestemme hvilke data, der er vigtige nok til at kryptere, og hvordan dette gøres hensigtmæssigt. </text:p>
      <text:p text:style-name="P5"/>
      <text:p text:style-name="P1">Emne:</text:p>
      <text:p text:style-name="P5">Bestemmelse af rejsestruktur</text:p>
      <text:p text:style-name="P1">Kvalitetsattributer:</text:p>
      <text:p text:style-name="P5">Reliability, usability, efficiency, testability</text:p>
      <text:p text:style-name="P1">Spike beskrivelse:</text:p>
      <text:p text:style-name="P5">Vi vil i denne spike overveje og bestemme, hvordan vi vil holde styr på brugernes saldi, samt hvordan sammensatte rejser skal håndteres.</text:p>
      <text:p text:style-name="P5"/>
      <text:p text:style-name="P2"><text:span text:style-name="T2">Emne:</text:span></text:p>
      <text:p text:style-name="P6"><text:span text:style-name="T2">Kommunikation mellem platforme</text:span></text:p>
      <text:p text:style-name="P2"><text:span text:style-name="T2">Kvalitetsattributer:</text:span></text:p>
      <text:p text:style-name="P6"><text:span text:style-name="T2">Reliability, efficiency</text:span></text:p>
      <text:p text:style-name="P2"><text:span text:style-name="T2">Spike beskrivelse:</text:span></text:p>
      <text:p text:style-name="P6"><text:span text:style-name="T2">Vi vil undersøge, hvordan kommunikationen i mellem hardware arkitekturen kan afhjælpes med MSGPack. </text:span>Der skal udføres små test/prototyper for at sikre denne funktionalitet.</text:p>
      <text:p text:style-name="P6"><text:span text:style-name="T3"/></text:p>
      <text:p text:style-name="P3"><text:span text:style-name="T3">Emne:</text:span></text:p>
      <text:p text:style-name="P7"><text:span text:style-name="T3">Opsætning af ORM</text:span></text:p>
      <text:p text:style-name="P3"><text:span text:style-name="T3">Kvalitetsattributer:</text:span></text:p>
      <text:p text:style-name="P7"><text:span text:style-name="T3">Reliability, usability, efficiency, testability</text:span></text:p>
      <text:p text:style-name="P3"><text:span text:style-name="T3">Spike beskrivelse</text:span></text:p>
      <text:p text:style-name="P7"><text:span text:style-name="T3">Valg af ORM, og opsætning af denne.</text:span></text:p>
      <text:p text:style-name="P7"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6S</meta:editing-duration>
    <meta:editing-cycles>6</meta:editing-cycles>
    <meta:generator>LibreOffice/3.6$Windows_x86 LibreOffice_project/e29a214-2bbed72-0621de6-a97528c-8f066d</meta:generator>
    <dc:date>2013-11-28T09:21:03.38</dc:date>
    <meta:document-statistic meta:table-count="0" meta:image-count="0" meta:object-count="0" meta:page-count="1" meta:paragraph-count="36" meta:word-count="162" meta:character-count="1233" meta:non-whitespace-character-count="1106"/>
    <meta:user-defined meta:name="Info 1"/>
    <meta:user-defined meta:name="Info 2"/>
    <meta:user-defined meta:name="Info 3"/>
    <meta:user-defined meta:name="Info 4"/>
  </office:meta>
</office:document-meta>
</file>